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2.25cm" style:writing-mode="lr-tb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5pt" style:font-size-complex="1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5 Why’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use and effect</text:p>
              </text:list-item>
              <text:list-item>
                <text:p>Root cause</text:p>
              </text:list-item>
              <text:list-item>
                <text:p>5 Why/Hvorfor spørgsmål</text:p>
              </text:list-item>
              <text:list-item>
                <text:p>Tilpas efter behov</text:p>
              </text:list-item>
              <text:list-item>
                <text:p>Toyota</text:p>
              </text:list-item>
              <text:list-item>
                <text:p>Kriti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ksemp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blem: Jeg kan ik printe</text:p>
              </text:list-item>
              <text:list-item>
                <text:p>Why? Computeren er ikke connected til printeren</text:p>
              </text:list-item>
              <text:list-item>
                <text:p>Why? Wifi’et er nede</text:p>
              </text:list-item>
              <text:list-item>
                <text:p>Why? John satte det op forkert</text:p>
              </text:list-item>
              <text:list-item>
                <text:p>Why? John kan ikke finde ud af at sætte routere op</text:p>
              </text:list-item>
              <text:list-item>
                <text:p>Why? Mangel på træn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shikaw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sh diagram</text:p>
              </text:list-item>
              <text:list-item>
                <text:p>Cause and effect</text:p>
              </text:list-item>
              <text:list-item>
                <text:p>Product design</text:p>
              </text:list-item>
              <text:list-item>
                <text:p>Brainstorm</text:p>
              </text:list-item>
              <text:list-item>
                <text:p>Kawasak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ksempel</text:p>
          </draw:text-box>
        </draw:frame>
        <draw:custom-shape draw:style-name="gr2" draw:text-style-name="P3" draw:layer="layout" svg:width="5.5cm" svg:height="5cm" draw:transform="rotate (-1.57987203890527) translate (24.274cm 5.773cm)">
          <text:p text:style-name="P2">Kan ikke print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2.5cm" svg:y1="8.5cm" svg:x2="19.5cm" svg:y2="8.5cm">
          <text:p/>
        </draw:line>
        <draw:line draw:style-name="gr4" draw:text-style-name="P4" draw:layer="layout" svg:x1="15.5cm" svg:y1="6cm" svg:x2="17.5cm" svg:y2="8.5cm">
          <text:p text:style-name="P2">Netværket er nede <text:s text:c="4"/></text:p>
          <text:p text:style-name="P2"/>
          <text:p text:style-name="P2"/>
        </draw:line>
        <draw:line draw:style-name="gr4" draw:text-style-name="P4" draw:layer="layout" svg:x1="15.5cm" svg:y1="11.5cm" svg:x2="17.5cm" svg:y2="8.5cm">
          <text:p text:style-name="P2"/>
          <text:p text:style-name="P2">Printeren er i stykker <text:s text:c="5"/></text:p>
        </draw:line>
        <draw:line draw:style-name="gr4" draw:text-style-name="P4" draw:layer="layout" svg:x1="8cm" svg:y1="6cm" svg:x2="10cm" svg:y2="8.5cm">
          <text:p text:style-name="P2">Printer-driverne virker ikke <text:s text:c="13"/></text:p>
          <text:p text:style-name="P2"/>
        </draw:line>
        <draw:line draw:style-name="gr4" draw:text-style-name="P4" draw:layer="layout" svg:x1="8cm" svg:y1="11.5cm" svg:x2="10cm" svg:y2="8.5cm">
          <text:p text:style-name="P2"/>
          <text:p text:style-name="P2">Printeren er løbet tør for materiale <text:s text:c="23"/></text:p>
        </draw:line>
        <draw:line draw:style-name="gr4" draw:text-style-name="P4" draw:layer="layout" svg:x1="15.894cm" svg:y1="6.5cm" svg:x2="9.5cm" svg:y2="6.5cm">
          <text:p text:style-name="P2"><text:span text:style-name="T1"/></text:p>
          <text:p text:style-name="P2"><text:span text:style-name="T2">Netværksudbyderen har lavet en fejl</text:span></text:p>
        </draw:line>
        <draw:line draw:style-name="gr4" draw:text-style-name="P4" draw:layer="layout" svg:x1="16.708cm" svg:y1="7.499cm" svg:x2="10cm" svg:y2="7.51cm">
          <text:p text:style-name="P2"><text:span text:style-name="T1"/></text:p>
          <text:p text:style-name="P2"><text:span text:style-name="T2">John har trådt på et kabel</text:span></text:p>
        </draw:line>
        <draw:line draw:style-name="gr4" draw:text-style-name="P4" draw:layer="layout" svg:x1="17.17cm" svg:y1="9cm" svg:x2="10.5cm" svg:y2="8.992cm">
          <text:p text:style-name="P2"><text:span text:style-name="T1"/></text:p>
          <text:p text:style-name="P2"><text:span text:style-name="T2">Printeren er konfigureret forkert</text:span></text:p>
        </draw:line>
        <draw:line draw:style-name="gr4" draw:text-style-name="P5" draw:layer="layout" svg:x1="16.467cm" svg:y1="9.999cm" svg:x2="10cm" svg:y2="10.008cm">
          <text:p text:style-name="P2"><text:span text:style-name="T3"/></text:p>
          <text:p text:style-name="P2"><text:span text:style-name="T3">John har sparket til printeren</text:span></text:p>
        </draw:line>
        <draw:line draw:style-name="gr4" draw:text-style-name="P4" draw:layer="layout" svg:x1="9.677cm" svg:y1="9cm" svg:x2="3.5cm" svg:y2="8.992cm">
          <text:p text:style-name="P2"><text:span text:style-name="T1"/></text:p>
          <text:p text:style-name="P2"><text:span text:style-name="T2">Der er ikke mere papir</text:span></text:p>
        </draw:line>
        <draw:line draw:style-name="gr4" draw:text-style-name="P4" draw:layer="layout" svg:x1="9.029cm" svg:y1="9.999cm" svg:x2="2.5cm" svg:y2="10.008cm">
          <text:p text:style-name="P2"><text:span text:style-name="T1"/></text:p>
          <text:p text:style-name="P2"><text:span text:style-name="T2">Løbet tør for blæk</text:span></text:p>
        </draw:line>
        <draw:line draw:style-name="gr4" draw:text-style-name="P4" draw:layer="layout" svg:x1="9.177cm" svg:y1="7.5cm" svg:x2="3cm" svg:y2="7.492cm">
          <text:p text:style-name="P2"><text:span text:style-name="T1"/></text:p>
          <text:p text:style-name="P2"><text:span text:style-name="T4">Driverne er ikke sat op korrekt</text:span></text:p>
        </draw:line>
        <draw:line draw:style-name="gr4" draw:text-style-name="P4" draw:layer="layout" svg:x1="3.5cm" svg:y1="13.5cm" svg:x2="5.5cm" svg:y2="10.5cm">
          <text:p text:style-name="P2"/>
          <text:p text:style-name="P2"><text:span text:style-name="T5">John har printet for mange sorte sider <text:s text:c="19"/></text:span></text:p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19:56.357400694</meta:creation-date>
    <dc:date>2023-02-15T10:14:13.190170347</dc:date>
    <meta:editing-duration>PT54M17S</meta:editing-duration>
    <meta:editing-cycles>3</meta:editing-cycles>
    <meta:generator>LibreOffice/7.5.0.3$Linux_X86_64 LibreOffice_project/50$Build-3</meta:generator>
    <meta:document-statistic meta:object-count="54"/>
  </office:meta>
</office:document-meta>
</file>